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432" calcext:value-type="float">
            <text:p>114.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952" calcext:value-type="float">
            <text:p>114.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376" calcext:value-type="float">
            <text:p>113.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38" calcext:value-type="float">
            <text:p>113.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792" calcext:value-type="float">
            <text:p>112.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624" calcext:value-type="float">
            <text:p>110.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1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616" calcext:value-type="float">
            <text:p>110.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0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0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568" calcext:value-type="float">
            <text:p>110.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704" calcext:value-type="float">
            <text:p>109.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0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944" calcext:value-type="float">
            <text:p>109.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704" calcext:value-type="float">
            <text:p>109.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9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9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268" calcext:value-type="float">
            <text:p>109.0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5016" calcext:value-type="float">
            <text:p>109.4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8336" calcext:value-type="float">
            <text:p>109.3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0656" calcext:value-type="float">
            <text:p>108.8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4768" calcext:value-type="float">
            <text:p>109.0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5144" calcext:value-type="float">
            <text:p>108.9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9192" calcext:value-type="float">
            <text:p>109.3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9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9424" calcext:value-type="float">
            <text:p>108.9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8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332" calcext:value-type="float">
            <text:p>110.3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8256" calcext:value-type="float">
            <text:p>108.7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8784" calcext:value-type="float">
            <text:p>111.4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096" calcext:value-type="float">
            <text:p>110.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308" calcext:value-type="float">
            <text:p>108.4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8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5" calcext:value-type="float">
            <text:p>108.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8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7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7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7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7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7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7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156" calcext:value-type="float">
            <text:p>107.7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7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7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196" calcext:value-type="float">
            <text:p>110.9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7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6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22" calcext:value-type="float">
            <text:p>109.0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6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336" calcext:value-type="float">
            <text:p>106.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6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944" calcext:value-type="float">
            <text:p>106.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6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6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648" calcext:value-type="float">
            <text:p>105.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6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6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3744" calcext:value-type="float">
            <text:p>105.3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7088" calcext:value-type="float">
            <text:p>104.7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102</text:p>
          </table:table-cell>
          <table:table-cell office:value-type="string" calcext:value-type="string">
            <text:p>196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4688" calcext:value-type="float">
            <text:p>104.5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